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5000000789614E2991050961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959cm" svg:height="2.362cm" svg:x="1.02cm" svg:y="0.811cm">
          <draw:image xlink:href="Pictures/10000201000002C5000000789614E2991050961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08:00:26.515160887</dc:date>
    <meta:editing-duration>PT2M45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